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premier programme!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script&gt;</text:span></text:p>
      <text:p text:style-name="P1"><text:span text:style-name="T1">var res;</text:span></text:p>
      <text:p text:style-name="P1"><text:span text:style-name="T1">var nb = parseInt (prompt('Entrez un nombre:'));</text:span></text:p>
      <text:p text:style-name="P1"><text:span text:style-name="T1">function div_par_2(valeur) {</text:span></text:p>
      <text:p text:style-name="P1"><text:span text:style-name="T1">var resultat;</text:span></text:p>
      <text:p text:style-name="P1"><text:span text:style-name="T1">resultat=valeur/2;</text:span></text:p>
      <text:p text:style-name="P1"><text:span text:style-name="T1">return resultat;</text:span></text:p>
      <text:p text:style-name="P1"><text:span text:style-name="T1">}</text:span></text:p>
      <text:p text:style-name="P1"><text:span text:style-name="T1">if (nb){</text:span></text:p>
      <text:p text:style-name="P1"><text:span text:style-name="T1">res = div_par_2(nb);</text:span></text:p>
      <text:p text:style-name="P1"><text:span text:style-name="T1">alert('le résultat est: ' + res);</text:span></text:p>
      <text:p text:style-name="P1"><text:span text:style-name="T1">}</text:span></text:p>
      <text:p text:style-name="P1"><text:span text:style-name="T1">else {</text:span></text:p>
      <text:p text:style-name="P1"><text:span text:style-name="T1">alert('il faut rentrer un nombre!');</text:span></text:p>
      <text:p text:style-name="P1"><text:span text:style-name="T1">}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